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oreViewExecutor.execute( FacesContext faces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storeViewExecutor.recursivelyHandleComponentReferencesAndSetValid( FacesContext facesContext , UIComponen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storeView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oreViewExecutor.getBindingMethod( UICompon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toreViewExecutor.deriveViewId( FacesContext faces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